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e0a" officeooo:paragraph-rsid="001e4e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artamos la opción b porque la implementación de una factoria es inviable, ya que supone cambiar la implementación de todos los constructores y la forma de llamarlos para crear instancias nuevas.</text:p>
      <text:p text:style-name="P1">Entre las opciones a y c, elegimos la opción a para tener todo lo referente al parser agrupado en una única clase. Así evitamos incluir un método estático en cada una de las clases instanciables de nuestro modelo. De este modo, todas las clases del modelo son objetos que contienen propiedades, constructores y <text:s/>métodos públicos que permiten acceder a dichas propied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3:00:14.150069085</meta:creation-date>
    <meta:generator>LibreOffice/4.2.8.2$Linux_X86_64 LibreOffice_project/420m0$Build-2</meta:generator>
    <dc:date>2015-11-05T13:11:24.997571007</dc:date>
    <meta:editing-duration>P0D</meta:editing-duration>
    <meta:editing-cycles>1</meta:editing-cycles>
    <meta:document-statistic meta:table-count="0" meta:image-count="0" meta:object-count="0" meta:page-count="1" meta:paragraph-count="2" meta:word-count="92" meta:character-count="569" meta:non-whitespace-character-count="478"/>
  </office:meta>
</office:document-meta>
</file>